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verdana,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14pt" officeooo:rsid="000a5bf4" officeooo:paragraph-rsid="000a5bf4" style:font-size-asian="12.25pt" style:font-size-complex="14pt"/>
    </style:style>
    <style:style style:name="P2" style:family="paragraph" style:parent-style-name="Standard">
      <style:text-properties fo:font-size="14pt" officeooo:rsid="000bc9e0" officeooo:paragraph-rsid="000bc9e0" style:font-size-asian="12.25pt" style:font-size-complex="14pt"/>
    </style:style>
    <style:style style:name="P3" style:family="paragraph" style:parent-style-name="Standard">
      <style:text-properties fo:font-size="14pt" officeooo:rsid="000ee5f8" officeooo:paragraph-rsid="000ee5f8" style:font-size-asian="12.25pt" style:font-size-complex="14pt"/>
    </style:style>
    <style:style style:name="P4" style:family="paragraph" style:parent-style-name="Standard">
      <style:text-properties fo:font-size="12pt" officeooo:rsid="000a5bf4" officeooo:paragraph-rsid="000a5bf4" style:font-size-asian="10.5pt" style:font-size-complex="12pt"/>
    </style:style>
    <style:style style:name="P5" style:family="paragraph" style:parent-style-name="Standard">
      <style:text-properties fo:font-size="12pt" officeooo:rsid="000bc9e0" officeooo:paragraph-rsid="000bc9e0" style:font-size-asian="10.5pt" style:font-size-complex="12pt"/>
    </style:style>
    <style:style style:name="P6" style:family="paragraph" style:parent-style-name="Standard">
      <style:text-properties fo:font-size="12pt" officeooo:rsid="000da899" officeooo:paragraph-rsid="000da899" style:font-size-asian="10.5pt" style:font-size-complex="12pt"/>
    </style:style>
    <style:style style:name="P7" style:family="paragraph" style:parent-style-name="Standard">
      <style:text-properties fo:font-size="12pt" officeooo:rsid="000ee5f8" officeooo:paragraph-rsid="000ee5f8" style:font-size-asian="10.5pt" style:font-size-complex="12pt"/>
    </style:style>
    <style:style style:name="P8" style:family="paragraph" style:parent-style-name="Standard">
      <style:text-properties fo:font-variant="normal" fo:text-transform="none" fo:color="#000000" style:font-name="Liberation Serif" fo:font-size="11pt" fo:letter-spacing="normal" fo:font-style="normal" fo:font-weight="normal" officeooo:rsid="000a5bf4" officeooo:paragraph-rsid="000a5bf4" style:font-size-asian="11pt" style:font-weight-asian="normal" style:font-size-complex="11pt" style:font-weight-complex="normal"/>
    </style:style>
    <style:style style:name="T1" style:family="text">
      <style:text-properties fo:font-size="12pt" style:font-size-asian="12pt" style:font-size-complex="12pt"/>
    </style:style>
    <style:style style:name="T2" style:family="text">
      <style:text-properties fo:font-size="12pt" officeooo:rsid="000da899" style:font-size-asian="12pt" style:font-size-complex="12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hemes and Purposes:</text:p>
      <text:p text:style-name="P3"/>
      <text:p text:style-name="P7">-A site about a hobby or interest that you wish to share</text:p>
      <text:p text:style-name="P7">-a site to support a club, society or place of worship of which you are a member </text:p>
      <text:p text:style-name="P7">-a site to help people to learn something </text:p>
      <text:p text:style-name="P7">-a site to help you sell something</text:p>
      <text:p text:style-name="P7">-a site to provide information about something you consider to be important</text:p>
      <text:p text:style-name="P1"/>
      <text:p text:style-name="P1">Personas:</text:p>
      <text:p text:style-name="P4"/>
      <text:p text:style-name="P4">- a Name</text:p>
      <text:p text:style-name="P4">- A Picture</text:p>
      <text:p text:style-name="P4">-Demographic</text:p>
      <text:p text:style-name="P4">-Knowledge and skills</text:p>
      <text:p text:style-name="P4">-goals and motives</text:p>
      <text:p text:style-name="P4">-approach to using the site (are they butterflies or crawlers. Do they like structure or do they like to dive in? Are the casual visitors or likely to keep coming back?</text:p>
      <text:p text:style-name="P4"/>
      <text:p text:style-name="P4"/>
      <text:p text:style-name="P1">Scenarios:</text:p>
      <text:p text:style-name="P1"/>
      <text:p text:style-name="P4">Ideally half dozen, or two per persona.</text:p>
      <text:p text:style-name="P4">What are the personas looking for, what kinds of devices are they using?</text:p>
      <text:p text:style-name="P8"><text:span text:style-name="T1">Key scenarios are stories that define users’ most critical and important goals they achieve on your website or application. As opposed to use cases which describe the entire functionality of your system, user scenarios describe common pathwa</text:span><text:span text:style-name="T2">ys.</text:span></text:p>
      <text:p text:style-name="P8"><text:span text:style-name="T2"/></text:p>
      <text:p text:style-name="P4"/>
      <text:p text:style-name="P1">Mock-up and Site Map:</text:p>
      <text:p text:style-name="P2"/>
      <text:p text:style-name="P5">Mock-up needs to be a simple drawing or OpenOffice paint sketch. Detailed enough to implement a HTML Skeleton</text:p>
      <text:p text:style-name="P5">Site-Map needs to show the inter connections between sub-pages need at least ten pages</text:p>
      <text:p text:style-name="P5"/>
      <text:p text:style-name="P6"><text:a xlink:type="simple" xlink:href="https://www.blastam.com/key-scenarios-personas" text:style-name="Internet_20_link" text:visited-style-name="Visited_20_Internet_20_Link">https://www.blastam.com/key-scenarios-personas</text:a></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verdana,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26T11:20:17.202456685</meta:creation-date>
    <dc:date>2018-06-26T13:48:10.504736752</dc:date>
    <meta:editing-duration>PT37M55S</meta:editing-duration>
    <meta:editing-cycles>1</meta:editing-cycles>
    <meta:document-statistic meta:table-count="0" meta:image-count="0" meta:object-count="0" meta:page-count="1" meta:paragraph-count="21" meta:word-count="199" meta:character-count="1182" meta:non-whitespace-character-count="1002"/>
    <meta:generator>LibreOffice/5.1.6.2$Linux_X86_64 LibreOffice_project/10m0$Build-2</meta:generator>
  </office:meta>
</office:document-meta>
</file>